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45" calcext:value-type="float">
            <text:p>1.45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9" calcext:value-type="float">
            <text:p>2.9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81" calcext:value-type="float">
            <text:p>5.8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1.61" calcext:value-type="float">
            <text:p>11.6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3.22" calcext:value-type="float">
            <text:p>23.22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45" calcext:value-type="float">
            <text:p>1.45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9" calcext:value-type="float">
            <text:p>2.9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81" calcext:value-type="float">
            <text:p>5.8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1.61" calcext:value-type="float">
            <text:p>11.6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3.22" calcext:value-type="float">
            <text:p>23.22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45" calcext:value-type="float">
            <text:p>1.45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9" calcext:value-type="float">
            <text:p>2.9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81" calcext:value-type="float">
            <text:p>5.8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1.61" calcext:value-type="float">
            <text:p>11.6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3.22" calcext:value-type="float">
            <text:p>23.22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45" calcext:value-type="float">
            <text:p>1.45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9" calcext:value-type="float">
            <text:p>2.9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5.81" calcext:value-type="float">
            <text:p>5.8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1.61" calcext:value-type="float">
            <text:p>11.61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3.22" calcext:value-type="float">
            <text:p>23.22</text:p>
          </table:table-cell>
          <table:table-cell table:style-name="ce3" office:value-type="string" calcext:value-type="string">
            <text:p>Cемейное Дело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24 Сентября</text:p>
          </table:table-cell>
          <table:table-cell table:style-name="ce3" office:value-type="string" calcext:value-type="string">
            <text:p>7 суток</text:p>
          </table:table-cell>
          <table:table-cell table:style-name="ce6" office:value-type="string" calcext:value-type="string">
            <text:p>18 сентября</text:p>
          </table:table-cell>
          <table:table-cell table:style-name="ce6" office:value-type="string" calcext:value-type="string">
            <text:p>27 сентября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6:19:31.6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8S</meta:editing-duration>
    <meta:editing-cycles>4</meta:editing-cycles>
    <meta:generator>LibreOffice/5.2.7.2$Windows_x86 LibreOffice_project/2b7f1e640c46ceb28adf43ee075a6e8b8439ed10</meta:generator>
    <dc:date>2018-09-24T16:25:39.285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